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P27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p text:style-name="P1"><text:bookmark-start text:name="h.nsk8ggaexy64"/><text:bookmark-end text:name="h.nsk8ggaexy64"/><text:span text:style-name="T1_1">Dekompozícia</text:span></text:p>
        </text:list-item>
      </text:list>
      <text:h text:style-name="P2" text:outline-level="10"><text:bookmark-start text:name="h.18bzhoo0hz3l"/><text:bookmark-end text:name="h.18bzhoo0hz3l"/><text:span text:style-name="T2_1">1.1<text:s/></text:span><text:span text:style-name="T2_2">Komponentový</text:span><text:span text:style-name="T2_3"><text:s/></text:span><text:span text:style-name="T2_4">diagram</text:span></text:h>
      <text:p text:style-name="P3"/>
      <text:p text:style-name="P4"/>
      <text:p text:style-name="P5"/>
      <text:h text:style-name="P6" text:outline-level="10"><text:bookmark-start text:name="h.nceypstxq0k2"/><text:bookmark-end text:name="h.nceypstxq0k2"/><text:span text:style-name="T6_1">1.2<text:s/></text:span><text:span text:style-name="T6_2">Popis</text:span><text:span text:style-name="T6_3"><text:s/></text:span><text:span text:style-name="T6_4">komponentov</text:span></text:h>
      <text:p text:style-name="P7"><text:span text:style-name="T7_1">1.2.1<text:s/></text:span><text:span text:style-name="T7_2">Komponent</text:span><text:span text:style-name="T7_3"><text:s/></text:span><text:span text:style-name="T7_4">Prihlásenie</text:span></text:p>
      <text:p text:style-name="P8"><text:span text:style-name="T8_1">Komponent</text:span><text:span text:style-name="T8_2"><text:s/></text:span><text:span text:style-name="T8_3">slúžiaci</text:span><text:span text:style-name="T8_4"><text:s/></text:span><text:span text:style-name="T8_5">na</text:span><text:span text:style-name="T8_6"><text:s/></text:span><text:span text:style-name="T8_7">prihlasovanie</text:span><text:span text:style-name="T8_8"><text:s/></text:span><text:span text:style-name="T8_9">užívatelov</text:span><text:span text:style-name="T8_10"><text:s/></text:span><text:span text:style-name="T8_11">do</text:span><text:span text:style-name="T8_12"><text:s/></text:span><text:span text:style-name="T8_13">systému</text:span><text:span text:style-name="T8_14">.<text:s/></text:span><text:span text:style-name="T8_15">Po</text:span><text:span text:style-name="T8_16"><text:s/></text:span><text:span text:style-name="T8_17">zadaní</text:span><text:span text:style-name="T8_18"><text:s/></text:span><text:span text:style-name="T8_19">prihlasovacích</text:span><text:span text:style-name="T8_20"><text:s/></text:span><text:span text:style-name="T8_21">údajov</text:span><text:span text:style-name="T8_22"><text:s/></text:span><text:span text:style-name="T8_23">sa</text:span><text:span text:style-name="T8_24"><text:s/></text:span><text:span text:style-name="T8_25">tieto</text:span><text:span text:style-name="T8_26"><text:s/></text:span><text:span text:style-name="T8_27">porovnajú</text:span><text:span text:style-name="T8_28"><text:s/></text:span><text:span text:style-name="T8_29">s</text:span><text:span text:style-name="T8_30"><text:s/></text:span><text:span text:style-name="T8_31">databázou</text:span><text:span text:style-name="T8_32"><text:s/></text:span><text:span text:style-name="T8_33">a</text:span><text:span text:style-name="T8_34"><text:s/></text:span><text:span text:style-name="T8_35">následne</text:span><text:span text:style-name="T8_36"><text:s/></text:span><text:span text:style-name="T8_37">sa</text:span><text:span text:style-name="T8_38"><text:s/></text:span><text:span text:style-name="T8_39">povolí</text:span><text:span text:style-name="T8_40"><text:s/></text:span><text:span text:style-name="T8_41">alebo</text:span><text:span text:style-name="T8_42"><text:s/></text:span><text:span text:style-name="T8_43">odmietne</text:span><text:span text:style-name="T8_44"><text:s/></text:span><text:span text:style-name="T8_45">prístup</text:span><text:span text:style-name="T8_46">.</text:span></text:p>
      <text:p text:style-name="P9"/>
      <text:p text:style-name="P10"><text:span text:style-name="T10_1">1.2.2<text:s/></text:span><text:span text:style-name="T10_2">Komponent</text:span><text:span text:style-name="T10_3"><text:s/></text:span><text:span text:style-name="T10_4">Vyhľadávanie</text:span></text:p>
      <text:p text:style-name="P11"><text:span text:style-name="T11_1">Vyhľadávacie</text:span><text:span text:style-name="T11_2"><text:s/></text:span><text:span text:style-name="T11_3">políčko</text:span><text:span text:style-name="T11_4">,<text:s/></text:span><text:span text:style-name="T11_5">kde</text:span><text:span text:style-name="T11_6"><text:s/></text:span><text:span text:style-name="T11_7">je</text:span><text:span text:style-name="T11_8"><text:s/></text:span><text:span text:style-name="T11_9">možné</text:span><text:span text:style-name="T11_10"><text:s/></text:span><text:span text:style-name="T11_11">vyhľadávať</text:span><text:span text:style-name="T11_12"><text:s/></text:span><text:span text:style-name="T11_13">v</text:span><text:span text:style-name="T11_14"><text:s/></text:span><text:span text:style-name="T11_15">zápiskoch</text:span><text:span text:style-name="T11_16"><text:s/></text:span><text:span text:style-name="T11_17">podľa</text:span><text:span text:style-name="T11_18"><text:s/></text:span><text:span text:style-name="T11_19">kľúčových</text:span><text:span text:style-name="T11_20"><text:s/></text:span><text:span text:style-name="T11_21">slov</text:span><text:span text:style-name="T11_22"><text:s/></text:span><text:span text:style-name="T11_23">zúčastnených</text:span><text:span text:style-name="T11_24"><text:s/></text:span><text:span text:style-name="T11_25">ludí</text:span><text:span text:style-name="T11_26">,<text:s/></text:span><text:span text:style-name="T11_27">a</text:span><text:span text:style-name="T11_28"><text:s/></text:span><text:span text:style-name="T11_29">vrstiev</text:span><text:span text:style-name="T11_30">.</text:span></text:p>
      <text:p text:style-name="P12"/>
      <text:p text:style-name="P13"><text:span text:style-name="T13_1">1.2.3<text:s/></text:span><text:span text:style-name="T13_2">Komponent</text:span><text:span text:style-name="T13_3"><text:s/></text:span><text:span text:style-name="T13_4">Zobrazenie</text:span><text:span text:style-name="T13_5"><text:s/></text:span><text:span text:style-name="T13_6">zápiskov</text:span></text:p>
      <text:p text:style-name="P14"><text:span text:style-name="T14_1">Tento</text:span><text:span text:style-name="T14_2"><text:s/></text:span><text:span text:style-name="T14_3">komponent</text:span><text:span text:style-name="T14_4"><text:s/></text:span><text:span text:style-name="T14_5">sa</text:span><text:span text:style-name="T14_6"><text:s/></text:span><text:span text:style-name="T14_7">stará</text:span><text:span text:style-name="T14_8"><text:s/></text:span><text:span text:style-name="T14_9">o</text:span><text:span text:style-name="T14_10"><text:s/></text:span><text:span text:style-name="T14_11">získanie</text:span><text:span text:style-name="T14_12"><text:s/></text:span><text:span text:style-name="T14_13">potrebných</text:span><text:span text:style-name="T14_14"><text:s/></text:span><text:span text:style-name="T14_15">údajov</text:span><text:span text:style-name="T14_16"><text:s/></text:span><text:span text:style-name="T14_17">z</text:span><text:span text:style-name="T14_18"><text:s/></text:span><text:span text:style-name="T14_19">databázy</text:span><text:span text:style-name="T14_20"><text:s/></text:span><text:span text:style-name="T14_21">pre</text:span><text:span text:style-name="T14_22"><text:s/></text:span><text:span text:style-name="T14_23">zobrazenie</text:span><text:span text:style-name="T14_24"><text:s/></text:span><text:span text:style-name="T14_25">mapy</text:span><text:span text:style-name="T14_26"><text:s/></text:span><text:span text:style-name="T14_27">a</text:span><text:span text:style-name="T14_28"><text:s/></text:span><text:span text:style-name="T14_29">tiež</text:span><text:span text:style-name="T14_30"><text:s/></text:span><text:span text:style-name="T14_31">kompletných</text:span><text:span text:style-name="T14_32"><text:s/></text:span><text:span text:style-name="T14_33">zápiskov</text:span><text:span text:style-name="T14_34">.<text:s/></text:span><text:span text:style-name="T14_35">Umožňuje</text:span><text:span text:style-name="T14_36"><text:s/></text:span><text:span text:style-name="T14_37">ich</text:span><text:span text:style-name="T14_38"><text:s/></text:span><text:span text:style-name="T14_39">pohodlné</text:span><text:span text:style-name="T14_40"><text:s/></text:span><text:span text:style-name="T14_41">prezeranie</text:span><text:span text:style-name="T14_42">.</text:span></text:p>
      <text:p text:style-name="P15"/>
      <text:p text:style-name="P16"><text:span text:style-name="T16_1">1.2.4<text:s/></text:span><text:span text:style-name="T16_2">Komponent</text:span><text:span text:style-name="T16_3"><text:s/></text:span><text:span text:style-name="T16_4">Správa</text:span><text:span text:style-name="T16_5"><text:s/></text:span><text:span text:style-name="T16_6">používatelov</text:span></text:p>
      <text:p text:style-name="P17"><text:span text:style-name="T17_1">Komponent</text:span><text:span text:style-name="T17_2"><text:s/></text:span><text:span text:style-name="T17_3">prístupný</text:span><text:span text:style-name="T17_4"><text:s/></text:span><text:span text:style-name="T17_5">iba</text:span><text:span text:style-name="T17_6"><text:s/></text:span><text:span text:style-name="T17_7">pre</text:span><text:span text:style-name="T17_8"><text:s/></text:span><text:span text:style-name="T17_9">administrátora</text:span><text:span text:style-name="T17_10">.<text:s/></text:span><text:span text:style-name="T17_11">Umožňuje</text:span><text:span text:style-name="T17_12"><text:s/></text:span><text:span text:style-name="T17_13">pozívať</text:span><text:span text:style-name="T17_14"><text:s/></text:span><text:span text:style-name="T17_15">nových</text:span><text:span text:style-name="T17_16"><text:s/></text:span><text:span text:style-name="T17_17">a</text:span><text:span text:style-name="T17_18"><text:s/></text:span><text:span text:style-name="T17_19">tiež</text:span><text:span text:style-name="T17_20"><text:s/></text:span><text:span text:style-name="T17_21">rušiť</text:span><text:span text:style-name="T17_22"><text:s/></text:span><text:span text:style-name="T17_23">už</text:span><text:span text:style-name="T17_24"><text:s/></text:span><text:span text:style-name="T17_25">nepotrebných</text:span><text:span text:style-name="T17_26"><text:s/></text:span><text:span text:style-name="T17_27">užívatelov</text:span><text:span text:style-name="T17_28">.</text:span></text:p>
      <text:p text:style-name="P18"><text:span text:style-name="T18_1"><text:s/></text:span></text:p>
      <text:p text:style-name="P19"><text:span text:style-name="T19_1">1.2.5<text:s/></text:span><text:span text:style-name="T19_2">Komponent</text:span><text:span text:style-name="T19_3"><text:s/></text:span><text:span text:style-name="T19_4">Vytváranie</text:span><text:span text:style-name="T19_5"><text:s/></text:span><text:span text:style-name="T19_6">zápiskov</text:span></text:p>
      <text:p text:style-name="P20"><text:span text:style-name="T20_1">Komponent</text:span><text:span text:style-name="T20_2"><text:s/></text:span><text:span text:style-name="T20_3">prístupný</text:span><text:span text:style-name="T20_4"><text:s/></text:span><text:span text:style-name="T20_5">pre</text:span><text:span text:style-name="T20_6"><text:s/></text:span><text:span text:style-name="T20_7">každého</text:span><text:span text:style-name="T20_8"><text:s/></text:span><text:span text:style-name="T20_9">užívatela</text:span><text:span text:style-name="T20_10">,<text:s/></text:span><text:span text:style-name="T20_11">poskytuje</text:span><text:span text:style-name="T20_12"><text:s/></text:span><text:span text:style-name="T20_13">možnosť</text:span><text:span text:style-name="T20_14"><text:s/></text:span><text:span text:style-name="T20_15">tvorby</text:span><text:span text:style-name="T20_16"><text:s/></text:span><text:span text:style-name="T20_17">zápiskov</text:span><text:span text:style-name="T20_18"><text:s/></text:span><text:span text:style-name="T20_19">a</text:span><text:span text:style-name="T20_20"><text:s/></text:span><text:span text:style-name="T20_21">pre</text:span><text:span text:style-name="T20_22"><text:s/></text:span><text:span text:style-name="T20_23">administrátora</text:span><text:span text:style-name="T20_24"><text:s/></text:span><text:span text:style-name="T20_25">tiež</text:span><text:span text:style-name="T20_26"><text:s/></text:span><text:span text:style-name="T20_27">ich</text:span><text:span text:style-name="T20_28"><text:s/></text:span><text:span text:style-name="T20_29">úpravu</text:span><text:span text:style-name="T20_30"><text:s/></text:span><text:span text:style-name="T20_31">alebo</text:span><text:span text:style-name="T20_32"><text:s/></text:span><text:span text:style-name="T20_33">vymazanie</text:span><text:span text:style-name="T20_34">.<text:s/></text:span></text:p>
      <text:p text:style-name="P21"/>
      <text:p text:style-name="P22"><text:span text:style-name="T22_1">1.2.6<text:s/></text:span><text:span text:style-name="T22_2">Komponent</text:span><text:span text:style-name="T22_3"><text:s/></text:span><text:span text:style-name="T22_4">Správa</text:span><text:span text:style-name="T22_5"><text:s/></text:span><text:span text:style-name="T22_6">tímu</text:span></text:p>
      <text:p text:style-name="P23"><text:span text:style-name="T23_1">Umožňuje</text:span><text:span text:style-name="T23_2"><text:s/></text:span><text:span text:style-name="T23_3">užívatelom</text:span><text:span text:style-name="T23_4"><text:s/></text:span><text:span text:style-name="T23_5">vytvárať</text:span><text:span text:style-name="T23_6"><text:s/></text:span><text:span text:style-name="T23_7">tímy</text:span><text:span text:style-name="T23_8">,<text:s/></text:span><text:span text:style-name="T23_9">rušiť</text:span><text:span text:style-name="T23_10"><text:s/></text:span><text:span text:style-name="T23_11">ich</text:span><text:span text:style-name="T23_12"><text:s/></text:span><text:span text:style-name="T23_13">a</text:span><text:span text:style-name="T23_14"><text:s/></text:span><text:span text:style-name="T23_15">pozývať</text:span><text:span text:style-name="T23_16"><text:s/></text:span><text:span text:style-name="T23_17">ďalších</text:span><text:span text:style-name="T23_18"><text:s/></text:span><text:span text:style-name="T23_19">členov</text:span><text:span text:style-name="T23_20"><text:s/></text:span><text:span text:style-name="T23_21">do</text:span><text:span text:style-name="T23_22"><text:s/></text:span><text:span text:style-name="T23_23">svojich</text:span><text:span text:style-name="T23_24"><text:s/></text:span><text:span text:style-name="T23_25">tímov</text:span><text:span text:style-name="T23_26">.<text:s/></text:span></text:p>
      <text:p text:style-name="P24"/>
      <text:p text:style-name="P25"><text:span text:style-name="T25_1">1.2.7<text:s/></text:span><text:span text:style-name="T25_2">Komponent</text:span><text:span text:style-name="T25_3"><text:s/></text:span><text:span text:style-name="T25_4">Databáza</text:span></text:p>
      <text:p text:style-name="P26"><text:span text:style-name="T26_1">Pre</text:span><text:span text:style-name="T26_2"><text:s/></text:span><text:span text:style-name="T26_3">informácie</text:span><text:span text:style-name="T26_4"><text:s/></text:span><text:span text:style-name="T26_5">o</text:span><text:span text:style-name="T26_6"><text:s/></text:span><text:span text:style-name="T26_7">databáze</text:span><text:span text:style-name="T26_8">,<text:s/></text:span><text:span text:style-name="T26_9">viď</text:span><text:span text:style-name="T26_10">.<text:s/></text:span><text:span text:style-name="T26_11">dokument</text:span><text:span text:style-name="T26_12"><text:s/></text:span><text:span text:style-name="T26_13">návrh</text:span><text:span text:style-name="T26_14"><text:s/></text:span><text:span text:style-name="T26_15">databázy</text:span><text:span text:style-name="T26_16">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